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3715a" draw:textarea-horizontal-align="justify" draw:textarea-vertical-align="middle" draw:auto-grow-height="false" fo:min-height="1.73cm" fo:min-width="3.03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465a4" draw:fill-color="#89c765" draw:textarea-horizontal-align="justify" draw:textarea-vertical-align="middle" draw:auto-grow-height="false" fo:min-height="1.262cm" fo:min-width="5.294cm"/>
    </style:style>
    <style:style style:name="gr4" style:family="graphic" style:parent-style-name="standard">
      <style:graphic-properties draw:fill-color="#fff450" draw:textarea-horizontal-align="justify" draw:textarea-vertical-align="middle" draw:auto-grow-height="false" fo:min-height="2.45cm" fo:min-width="2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450" draw:textarea-horizontal-align="justify" draw:textarea-vertical-align="middle" draw:auto-grow-height="false" fo:min-height="1.3cm" fo:min-width="1.35cm"/>
    </style:style>
    <style:style style:name="gr7" style:family="graphic" style:parent-style-name="standard">
      <style:graphic-properties draw:fill-color="#89c765" draw:textarea-horizontal-align="justify" draw:textarea-vertical-align="middle" draw:auto-grow-height="false" fo:min-height="1.072cm" fo:min-width="3.656cm"/>
    </style:style>
    <style:style style:name="gr8" style:family="graphic" style:parent-style-name="standard">
      <style:graphic-properties draw:fill-color="#89c765" draw:textarea-horizontal-align="justify" draw:textarea-vertical-align="middle" draw:auto-grow-height="false" fo:min-height="1.072cm" fo:min-width="5.482cm"/>
    </style:style>
    <style:style style:name="P1" style:family="paragraph">
      <style:paragraph-properties fo:text-align="center"/>
    </style:style>
    <style:style style:name="P2" style:family="paragraph">
      <loext:graphic-properties draw:fill-color="#f3715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loext:graphic-properties draw:fill-color="#fff45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5cm" svg:height="2.8cm" svg:x="7.6cm" svg:y="1.7cm">
          <text:p text:style-name="P1"><text:s/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cm" svg:y1="4.5cm" svg:x2="10.2cm" svg:y2="7.5cm">
          <text:p/>
        </draw:line>
        <draw:custom-shape draw:style-name="gr1" draw:text-style-name="P2" xml:id="id4" draw:id="id4" draw:layer="layout" svg:width="5cm" svg:height="2.8cm" svg:x="5.8cm" svg:y="25.8cm">
          <text:p text:style-name="P1"><text:s/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9.2cm" svg:height="2.4cm" svg:x="5.6cm" svg:y="7.3cm">
          <text:p text:style-name="P1">Wprowadź (a, b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9.9cm" svg:y1="9.7cm" svg:x2="9.9cm" svg:y2="10.7cm">
          <text:p/>
        </draw:line>
        <draw:custom-shape draw:style-name="gr4" draw:text-style-name="P5" xml:id="id1" draw:id="id1" draw:layer="layout" svg:width="6.8cm" svg:height="5.4cm" svg:x="6.5cm" svg:y="10.6cm">
          <text:p text:style-name="P1">IF a =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6.5cm" svg:y1="13.3cm" svg:x2="3.8cm" svg:y2="17cm" draw:start-shape="id1" draw:start-glue-point="5" draw:end-shape="id2" draw:end-glue-point="5" svg:d="M6500 13300h-2700v3700" svg:viewBox="0 0 2701 3701">
          <text:p text:style-name="P1">TAK</text:p>
        </draw:connector>
        <draw:connector draw:style-name="gr5" draw:text-style-name="P3" draw:layer="layout" svg:x1="13.3cm" svg:y1="13.3cm" svg:x2="14.45cm" svg:y2="15.9cm" draw:start-shape="id1" draw:start-glue-point="7" draw:end-shape="id3" draw:end-glue-point="4" svg:d="M13300 13300h1150v2600" svg:viewBox="0 0 1151 2601">
          <text:p text:style-name="P1">NIE</text:p>
        </draw:connector>
        <draw:connector draw:style-name="gr2" draw:text-style-name="P3" draw:layer="layout" svg:x1="2.975cm" svg:y1="19.1cm" svg:x2="5.8cm" svg:y2="27.2cm" draw:start-shape="id2" draw:start-glue-point="7" draw:end-shape="id4" draw:end-glue-point="6" svg:d="M2975 19100v8100h2825" svg:viewBox="0 0 2826 8101">
          <text:p/>
        </draw:connector>
        <draw:custom-shape draw:style-name="gr6" draw:text-style-name="P5" xml:id="id3" draw:id="id3" draw:layer="layout" svg:width="3.7cm" svg:height="3.1cm" svg:x="12.6cm" svg:y="15.9cm">
          <text:p text:style-name="P1">IF 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2.6cm" svg:y1="17.45cm" svg:x2="8.25cm" svg:y2="19.4cm" draw:start-shape="id3" draw:start-glue-point="5" draw:end-shape="id5" draw:end-glue-point="5" svg:d="M12600 17450h-4350v1950" svg:viewBox="0 0 4351 1951">
          <text:p text:style-name="P1">TAK</text:p>
        </draw:connector>
        <draw:connector draw:style-name="gr5" draw:text-style-name="P3" draw:layer="layout" svg:x1="16.3cm" svg:y1="17.45cm" svg:x2="17.138cm" svg:y2="19.4cm" draw:start-shape="id3" draw:start-glue-point="7" draw:end-shape="id6" draw:end-glue-point="4" svg:d="M16300 17450h838v1950" svg:viewBox="0 0 839 1951">
          <text:p text:style-name="P1">NIE</text:p>
        </draw:connector>
        <draw:connector draw:style-name="gr2" draw:text-style-name="P3" draw:layer="layout" svg:x1="8.25cm" svg:y1="21.5cm" svg:x2="8.3cm" svg:y2="25.8cm" draw:start-shape="id5" draw:start-glue-point="8" draw:end-shape="id4" svg:d="M8250 21500v2151h50v2149" svg:viewBox="0 0 51 4301">
          <text:p/>
        </draw:connector>
        <draw:connector draw:style-name="gr2" draw:text-style-name="P3" draw:layer="layout" svg:x1="15.95cm" svg:y1="21.5cm" svg:x2="10.8cm" svg:y2="27.2cm" draw:start-shape="id6" draw:start-glue-point="8" draw:end-shape="id4" draw:end-glue-point="10" svg:d="M15950 21500v5700h-5150" svg:viewBox="0 0 5151 5701">
          <text:p/>
        </draw:connector>
        <draw:custom-shape draw:style-name="gr7" draw:text-style-name="P4" xml:id="id2" draw:id="id2" draw:layer="layout" svg:width="6.6cm" svg:height="2.1cm" svg:x="0.5cm" svg:y="17cm">
          <text:p text:style-name="P1">Wypisz:</text:p>
          <text:p text:style-name="P1"><text:s/>a jest rowne b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4" xml:id="id5" draw:id="id5" draw:layer="layout" svg:width="9.5cm" svg:height="2.1cm" svg:x="3.5cm" svg:y="19.4cm">
          <text:p text:style-name="P1">Wypisz:</text:p>
          <text:p text:style-name="P1"><text:s/>a jest większe od b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4" xml:id="id6" draw:id="id6" draw:layer="layout" svg:width="9.5cm" svg:height="2.1cm" svg:x="11.2cm" svg:y="19.4cm">
          <text:p text:style-name="P1">Wypisz:</text:p>
          <text:p text:style-name="P1"><text:s/>a jest większe od b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51.204630584</meta:creation-date>
    <dc:date>2017-09-08T11:02:05.636172799</dc:date>
    <meta:editing-duration>PT32M54S</meta:editing-duration>
    <meta:editing-cycles>8</meta:editing-cycles>
    <meta:generator>LibreOffice/5.4.0.3$Linux_X86_64 LibreOffice_project/40m0$Build-3</meta:generator>
    <meta:document-statistic meta:object-count="17"/>
  </office:meta>
</office:document-meta>
</file>